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PT Sans" svg:font-family="'PT Sans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normal" style:font-weight-asian="normal" style:font-weight-complex="normal"/>
    </style:style>
    <style:style style:name="P2" style:family="paragraph" style:parent-style-name="Standard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/>
    <style:style style:name="P5" style:family="paragraph" style:parent-style-name="Standard" style:list-style-name="L1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language="ru" fo:country="RU"/>
    </style:style>
    <style:style style:name="P7" style:family="paragraph" style:parent-style-name="Standard" style:list-style-name="L1">
      <style:paragraph-properties fo:text-align="center" style:justify-single-word="false"/>
      <style:text-properties fo:language="ru" fo:country="RU"/>
    </style:style>
    <style:style style:name="P8" style:family="paragraph" style:parent-style-name="Standard">
      <style:text-properties fo:language="ru" fo:country="RU" fo:font-weight="normal" style:font-weight-asian="normal" style:font-weight-complex="normal"/>
    </style:style>
    <style:style style:name="P9" style:family="paragraph" style:parent-style-name="Standard" style:list-style-name="L1">
      <style:text-properties fo:language="ru" fo:country="RU" fo:font-weight="normal" style:font-weight-asian="normal" style:font-weight-complex="normal"/>
    </style:style>
    <style:style style:name="P10" style:family="paragraph" style:parent-style-name="Standard" style:list-style-name="L3">
      <style:text-properties fo:language="ru" fo:country="RU" fo:font-weight="normal" style:font-weight-asian="normal" style:font-weight-complex="normal"/>
    </style:style>
    <style:style style:name="P11" style:family="paragraph" style:parent-style-name="Standard" style:list-style-name="L4">
      <style:text-properties fo:language="ru" fo:country="RU" fo:font-weight="normal" style:font-weight-asian="normal" style:font-weight-complex="normal"/>
    </style:style>
    <style:style style:name="P12" style:family="paragraph" style:parent-style-name="Standard" style:list-style-name="L1">
      <style:text-properties fo:language="ru" fo:country="RU" fo:font-weight="bold" style:font-weight-asian="bold" style:font-weight-complex="bold"/>
    </style:style>
    <style:style style:name="P13" style:family="paragraph" style:parent-style-name="Standard" style:list-style-name="L1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4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5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6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 style:list-style-name="L1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Standard" style:list-style-name="L1">
      <style:text-properties fo:font-size="8pt" fo:font-style="italic" style:font-size-asian="8pt" style:font-style-asian="italic" style:font-size-complex="8pt" style:font-style-complex="italic"/>
    </style:style>
    <style:style style:name="P22" style:family="paragraph" style:parent-style-name="Standard">
      <style:text-properties fo:font-size="8pt" fo:language="ru" fo:country="RU" fo:font-weight="normal" style:font-size-asian="8pt" style:font-weight-asian="normal" style:font-size-complex="8pt" style:font-weight-complex="normal"/>
    </style:style>
    <style:style style:name="P23" style:family="paragraph" style:parent-style-name="Standard" style:list-style-name="L2">
      <style:text-properties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 style:list-style-name="L3">
      <style:text-properties fo:font-size="8pt" fo:language="ru" fo:country="RU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text-properties fo:font-size="8pt" fo:language="ru" fo:country="RU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 style:list-style-name="L1">
      <style:text-properties fo:language="en" fo:country="US"/>
    </style:style>
    <style:style style:name="P27" style:family="paragraph" style:parent-style-name="Standard">
      <style:text-properties fo:language="en" fo:country="US" fo:font-weight="normal" style:font-weight-asian="normal" style:font-weight-complex="normal"/>
    </style:style>
    <style:style style:name="P28" style:family="paragraph" style:parent-style-name="Standard" style:list-style-name="L1">
      <style:text-properties fo:language="en" fo:country="US" fo:font-weight="normal" style:font-weight-asian="normal" style:font-weight-complex="normal"/>
    </style:style>
    <style:style style:name="P29" style:family="paragraph" style:parent-style-name="Standard">
      <style:text-properties fo:language="en" fo:country="US" fo:font-weight="bold" style:font-weight-asian="bold" style:font-weight-complex="bold"/>
    </style:style>
    <style:style style:name="P30" style:family="paragraph" style:parent-style-name="Standard" style:list-style-name="L1">
      <style:text-properties fo:language="en" fo:country="US" fo:font-weight="bold" style:font-weight-asian="bold" style:font-weight-complex="bold"/>
    </style:style>
    <style:style style:name="P31" style:family="paragraph" style:parent-style-name="Standard" style:list-style-name="L1">
      <style:text-properties style:font-name="Times New Roman" fo:language="en" fo:country="US" fo:font-weight="normal" style:font-weight-asian="normal" style:font-weight-complex="normal"/>
    </style:style>
    <style:style style:name="P32" style:family="paragraph" style:parent-style-name="Standard">
      <style:text-properties style:font-name="Times New Roman" fo:language="ru" fo:country="RU" fo:font-weight="normal" style:font-weight-asian="normal" style:font-weight-complex="normal"/>
    </style:style>
    <style:style style:name="P33" style:family="paragraph" style:parent-style-name="Standard" style:list-style-name="L1">
      <style:text-properties style:font-name="Times New Roman" fo:language="ru" fo:country="RU" fo:font-weight="normal" style:font-weight-asian="normal" style:font-weight-complex="normal"/>
    </style:style>
    <style:style style:name="P34" style:family="paragraph" style:parent-style-name="Standard" style:list-style-name="L3"/>
    <style:style style:name="P35" style:family="paragraph" style:parent-style-name="Standard" style:list-style-name="L6"/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weight="normal" style:font-weight-asian="normal" style:font-weight-complex="normal"/>
    </style:style>
    <style:style style:name="T16" style:family="text">
      <style:text-properties style:font-name="Times New Roman" fo:language="en" fo:country="US"/>
    </style:style>
    <style:style style:name="T17" style:family="text">
      <style:text-properties style:font-name="Times New Roman" fo:language="ru" fo:country="RU" fo:font-weight="normal" style:font-weight-asian="normal" style:font-weight-complex="normal"/>
    </style:style>
    <style:style style:name="T18" style:family="text">
      <style:text-properties style:text-outline="false" style:text-line-through-style="none" style:font-name="Times New Roman" fo:font-size="12pt" fo:font-style="normal" fo:text-shadow="none" style:text-underline-style="none" style:font-size-asian="12pt" style:font-style-asian="normal" style:font-size-complex="12pt" style:text-emphasize="none"/>
    </style:style>
    <style:style style:name="T19" style:family="text">
      <style:text-properties style:text-outline="false" style:text-line-through-style="none" style:font-name="Times New Roman" fo:font-size="12pt" fo:language="en" fo:country="US" fo:font-style="normal" fo:text-shadow="none" style:text-underline-style="none" style:font-size-asian="12pt" style:font-style-asian="normal" style:font-size-complex="12pt" style:text-emphasize="non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6pt" fo:language="ru" fo:country="RU" style:font-size-asian="16pt" style:font-size-complex="16pt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size="8pt" fo:language="ru" fo:country="RU" fo:font-weight="normal" style:font-size-asian="8pt" style:font-weight-asian="normal" style:font-size-complex="8pt" style:font-weight-complex="normal"/>
    </style:style>
    <style:style style:name="T24" style:family="text">
      <style:text-properties fo:font-size="8pt" fo:language="ru" fo:country="RU" fo:font-weight="bold" style:font-size-asian="8pt" style:font-weight-asian="bold" style:font-size-complex="8pt" style:font-weight-complex="bold"/>
    </style:style>
    <style:style style:name="T25" style:family="text">
      <style:text-properties fo:font-size="8pt" fo:language="en" fo:country="US" fo:font-weight="bold" style:font-size-asian="8pt" style:font-weight-asian="bold" style:font-size-complex="8pt" style:font-weight-complex="bold"/>
    </style:style>
    <style:style style:name="T26" style:family="text">
      <style:text-properties fo:font-size="8pt" fo:language="en" fo:country="US" fo:font-weight="normal" style:font-size-asian="8pt" style:font-weight-asian="normal" style:font-size-complex="8pt" style:font-weight-complex="normal"/>
    </style:style>
    <style:style style:name="T27" style:family="text">
      <style:text-properties fo:font-size="8pt" fo:language="en" fo:country="US" fo:font-style="normal" style:font-size-asian="8pt" style:font-style-asian="normal" style:font-size-complex="8pt" style:font-style-complex="normal"/>
    </style:style>
    <style:style style:name="T28" style:family="text">
      <style:text-properties fo:font-size="8pt" fo:font-weight="bold" style:font-size-asian="8pt" style:font-weight-asian="bold" style:font-size-complex="8pt" style:font-weight-complex="bold"/>
    </style:style>
    <style:style style:name="T29" style:family="text">
      <style:text-properties fo:font-size="8pt" fo:font-style="normal" style:font-size-asian="8pt" style:font-style-asian="normal" style:font-size-complex="8pt" style:font-style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color="#333333" style:font-name="PT Sans" fo:font-size="11.25pt" fo:letter-spacing="normal" fo:language="ru" fo:country="RU" fo:font-style="normal" fo:font-weight="normal"/>
    </style:style>
    <style:style style:name="T35" style:family="text">
      <style:text-properties fo:font-variant="normal" fo:text-transform="none" fo:color="#333333" style:font-name="PT Sans" fo:font-size="11.25pt" fo:letter-spacing="normal" fo:language="en" fo:country="US" fo:font-style="normal" fo:font-weight="normal" style:font-weight-asian="bold" style:font-weight-complex="bold"/>
    </style:style>
    <style:style style:name="T36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37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34041339683116969" text:style-name="L1">
        <text:list-header>
          <text:p text:style-name="P5"><text:span text:style-name="T21">Инструкция по работе со скриптом (загрузка с </text:span><text:a xlink:type="simple" xlink:href="https://www.youtube.com/" text:style-name="Internet_20_link" text:visited-style-name="Visited_20_Internet_20_Link">https://www.youtube.com/</text:a><text:span text:style-name="T21"> по запросу)</text:span><text:span text:style-name="T1"> </text:span></text:p>
        </text:list-header>
      </text:list>
      <text:p text:style-name="P6"/>
      <text:list xml:id="list22578736" text:continue-numbering="true" text:style-name="L1">
        <text:list-header>
          <text:p text:style-name="P7"/>
        </text:list-header>
        <text:list-item>
          <text:p text:style-name="P4"><text:span text:style-name="T1">Создаём папку на диске, кладём туда файлы </text:span><text:span text:style-name="T2">из архива:</text:span><text:span text:style-name="T3"> </text:span><text:span text:style-name="T6">download.py</text:span><text:span text:style-name="T2">,</text:span><text:span text:style-name="T7"> </text:span><text:span text:style-name="T6">clean.py, requirements.txt </text:span><text:span text:style-name="T1">(у меня она будет находиться на диске </text:span><text:span text:style-name="T5">C: </text:span><text:span text:style-name="T1">и называться </text:span><text:span text:style-name="T5">Y NEW</text:span><text:span text:style-name="T1">).</text:span></text:p>
          <text:p text:style-name="P21"><text:span text:style-name="T5">*</text:span><text:span text:style-name="T1">немного удобнее будет работать с папками, в названии которых пробелы отсутствуют</text:span></text:p>
          <text:p text:style-name="P26"/>
          <text:p text:style-name="P4"><text:span text:style-name="T2"><text:s/></text:span><text:s/></text:p>
        </text:list-item>
        <text:list-item>
          <text:p text:style-name="P9"><text:span text:style-name="T13">Устанавливаем </text:span><text:span text:style-name="T6">ffmpeg</text:span><text:span text:style-name="T5">, </text:span>необходимый для обработки аудио<text:span text:style-name="T5">:</text:span></text:p>
          <text:p text:style-name="P4"><text:span text:style-name="T17">для этого </text:span><text:span text:style-name="T15">скачиваем по ссылке архив: </text:span><text:a xlink:type="simple" xlink:href="https://sourceforge.net/projects/ffmpeg-windows-builds/files/latest/download" text:style-name="Internet_20_link" text:visited-style-name="Visited_20_Internet_20_Link"><text:span text:style-name="T15">https://sourceforge.net/projects/ffmpeg-windows-builds/files/latest/download</text:span></text:a><text:span text:style-name="T15"> и распаковываем его в нашу рабочую папку — ту же, где </text:span><text:span text:style-name="T17">наши файлы.</text:span></text:p>
          <text:p text:style-name="P31">Если распаковалось в виде папки с названием ffmpeg-N-..., то вытаскиваем её содержимое в рабочую папку. <text:span text:style-name="T1">Сам архив после этого можно удалить.</text:span></text:p>
          <text:p text:style-name="P31"/>
          <text:p text:style-name="P9"><text:span text:style-name="T14">Если пакет </text:span><text:span text:style-name="T18">Microsoft Visual C++ 2010 Redistributable Package x86 не устанавливался, то для корректной работы </text:span><text:span text:style-name="T19">ffmpeg </text:span><text:span text:style-name="T18">нам скорее всего нам нужно будет это сделать: установочник загружается по ссылке </text:span><text:a xlink:type="simple" xlink:href="https://www.microsoft.com/ru-RU/download/details.aspx?id=5555" text:style-name="Internet_20_link" text:visited-style-name="Visited_20_Internet_20_Link"><text:span text:style-name="T14">https://www.microsoft.com/ru-RU/download/details.aspx?id=5555</text:span></text:a><text:span text:style-name="T14"> Если мы уже работали с </text:span><text:span text:style-name="T16">youtube-dl, </text:span><text:span text:style-name="T14">то он должен уже быть у нас установлен. Если нет — устанавливаем.</text:span></text:p>
        </text:list-item>
      </text:list>
      <text:p text:style-name="P32"/>
      <text:p text:style-name="P32"><text:tab/>После этого содержимое папки должно иметь такой вид:</text:p>
      <text:p text:style-name="P1"><text:span text:style-name="T14"><draw:frame draw:style-name="fr1" draw:name="Графический объект6" text:anchor-type="as-char" svg:y="-7.717cm" svg:width="14.949cm" svg:height="7.858cm" draw:z-index="0"><draw:image xlink:href="https://i.gyazo.com/8816fbc8c0d985ec937b8f4696fa754c.png" xlink:type="simple" xlink:show="embed" xlink:actuate="onLoad"/></draw:frame></text:span><text:span text:style-name="T14"> </text:span></text:p>
      <text:p text:style-name="P32"><text:s/></text:p>
      <text:list xml:id="list22598553" text:continue-numbering="true" text:style-name="L1">
        <text:list-item>
          <text:p text:style-name="P12">Устанавливаем необходимые для работы скрипта библиотеки:</text:p>
          <text:p text:style-name="P9">Для этого открываем командную строку, переходим в директорию нашей рабочей папки, вводим команду <text:span text:style-name="T6">pip install -r requirements.txt. </text:span><text:span text:style-name="T14">Ждём окончания установки.</text:span></text:p>
          <text:p text:style-name="P33"/>
        </text:list-item>
      </text:list>
      <text:list xml:id="list5064760103256970923" text:style-name="L2">
        <text:list-item>
          <text:p text:style-name="P23">Для открытия командной строки: обычно<text:span text:style-name="T5"> </text:span>клавиши <text:span text:style-name="T5">Win+R </text:span>или Пуск →<text:span text:style-name="T5"> </text:span>Выполнить, далее вводим <text:span text:style-name="T6">cmd</text:span></text:p>
        </text:list-item>
      </text:list>
      <text:list xml:id="list289667043795763066" text:style-name="L3">
        <text:list-item>
          <text:p text:style-name="P10"><text:span text:style-name="T22">Для перехода между директориями на диске используется команда </text:span><text:span text:style-name="T25">cd </text:span><text:span text:style-name="T28">директория</text:span></text:p>
        </text:list-item>
        <text:list-item>
          <text:p text:style-name="P10"><text:span text:style-name="T22">Для перехода на папку выше используется команда </text:span><text:span text:style-name="T25">cd ..</text:span></text:p>
        </text:list-item>
        <text:list-item>
          <text:p text:style-name="P34"><text:span text:style-name="T23">Для перехода на другой диск (например, с </text:span><text:span text:style-name="T26">C:\ </text:span><text:span text:style-name="T23">на диск </text:span><text:span text:style-name="T26">D:\)</text:span><text:span text:style-name="T23"> — команда </text:span><text:span text:style-name="T24">d</text:span><text:span text:style-name="T25">: </text:span><text:span text:style-name="T23">или </text:span><text:span text:style-name="T25">D: </text:span><text:span text:style-name="T26">(</text:span><text:span text:style-name="T23">без </text:span><text:span text:style-name="T26">cd </text:span><text:span text:style-name="T23">перед ним)</text:span></text:p>
        </text:list-item>
        <text:list-item>
          <text:p text:style-name="P24">В качестве директории можно указывать как абсолютную, так и относительную.</text:p>
        </text:list-item>
        <text:list-item>
          <text:p text:style-name="P24">Если в названии папки содержится пробел, то его заключаем в кавычки</text:p>
        </text:list-item>
        <text:list-item>
          <text:p text:style-name="P24">Команды обычно не чувствительны к регистру</text:p>
        </text:list-item>
        <text:list-item>
          <text:p text:style-name="P34"><text:span text:style-name="T23">Иногда вместо </text:span><text:span text:style-name="T26">pip </text:span><text:span text:style-name="T23">используется </text:span><text:span text:style-name="T26">pip3 —</text:span><text:span text:style-name="T23"> тогда соответственно изменяем команду на </text:span><text:span text:style-name="T26">pip3 install -r requirements.txt</text:span></text:p>
          <text:p text:style-name="P24"/>
        </text:list-item>
      </text:list>
      <text:p text:style-name="Standard"><text:soft-page-break/><text:span text:style-name="T36"><text:tab/>Выглядит примерно так (если что-то уже установлено, то вместо строки прогресса <text:tab/>будет надпись </text:span><text:span text:style-name="T37">Requirement already satisfied)</text:span><text:span text:style-name="T36">:</text:span></text:p>
      <text:p text:style-name="P22"/>
      <text:p text:style-name="P22"/>
      <text:list xml:id="list22573773" text:continue-list="list22598553" text:style-name="L1">
        <text:list-header>
          <text:p text:style-name="P9"><text:span text:style-name="T14"><draw:frame draw:style-name="fr2" draw:name="Графический объект7" text:anchor-type="as-char" svg:width="15.425cm" svg:height="18.918cm" draw:z-index="1"><draw:image xlink:href="https://i.gyazo.com/74e3d611bd9f2ddfaf2b3417366ecb95.png" xlink:type="simple" xlink:show="embed" xlink:actuate="onLoad"/></draw:frame></text:span><text:span text:style-name="T14"> </text:span></text:p>
        </text:list-header>
      </text:list>
      <text:p text:style-name="P1"/>
      <text:p text:style-name="P1"><text:tab/>Если возникают ошибки (хотя такого по идее быть не должно), последовательно <text:tab/>устанавливаем библиотеки командами:</text:p>
      <text:p text:style-name="P1"><text:tab/><text:span text:style-name="T5">pip install selenium</text:span></text:p>
      <text:p text:style-name="P27"><text:tab/>pip install pydub</text:p>
      <text:p text:style-name="P27"><text:tab/>pip install webdriver-manager</text:p>
      <text:p text:style-name="P27"><text:tab/>pip install openpyxl</text:p>
      <text:p text:style-name="P27"><text:tab/>pip install XlsxWriter</text:p>
      <text:p text:style-name="P27"><text:tab/>pip install youtube-dl</text:p>
      <text:p text:style-name="P27"/>
      <text:list xml:id="list22587420" text:continue-numbering="true" text:style-name="L1">
        <text:list-item>
          <text:p text:style-name="P9"><text:soft-page-break/><text:span text:style-name="T13">Работа со скриптом.</text:span> (После того как всё установлено, алгоритм начинается отсюда)</text:p>
          <text:p text:style-name="P9">В терминале из директории нашей рабочей папки вводим команду по формуле: </text:p>
          <text:p text:style-name="P9"><text:span text:style-name="T6">python download.py з</text:span><text:span text:style-name="T13">апрос кол-во пролистываемых страниц длительность</text:span></text:p>
          <text:p text:style-name="P12"/>
          <text:p text:style-name="P13"><text:span text:style-name="T13">запрос</text:span>: это может быть как слово, так и фраза, заключённая в двойные кавычки.</text:p>
          <text:p text:style-name="P13">Также это может быть название текстового файла, который мы предварительно положили в рабочую папку, в котором в каждой новой строке — новая фраза для поиска(если мы хотим запустить очередь последовательных скачиваний)</text:p>
        </text:list-item>
      </text:list>
      <text:p text:style-name="P2"/>
      <text:p text:style-name="P2"><text:tab/> <text:span text:style-name="T13">кол-во пролистываемых страниц: </text:span>здесь ограничиваемся нашей жадностью и <text:tab/>здравым смыслом. Если задать совсем астрономическое значение — то вполне <text:tab/>может возникнуть ошибка <text:span text:style-name="T5">Memory Error (</text:span>переполнение памяти). Критическое <text:tab/>значение думаю зависит от каждого отдельного компьютера, а возможно также и <text:tab/>сетевого подключения.</text:p>
      <text:p text:style-name="P1"><text:tab/></text:p>
      <text:p text:style-name="P1"><text:tab/><text:span text:style-name="T31">длительность:</text:span><text:span text:style-name="T33"> </text:span><text:span text:style-name="T8">long</text:span><text:span text:style-name="T30">(только длинные)</text:span><text:span text:style-name="T8">, short</text:span><text:span text:style-name="T30">(только короткие),</text:span><text:span text:style-name="T8"> л</text:span><text:span text:style-name="T31">юбое другое слово</text:span><text:span text:style-name="T30">(с <text:tab/>любой длительностью). Можно не вводить это слово — тогда по умолчанию будут <text:tab/>скачиваться только длинные видео.</text:span></text:p>
      <text:list xml:id="list22576871" text:continue-numbering="true" text:style-name="L1">
        <text:list-header>
          <text:p text:style-name="P9"/>
          <text:p text:style-name="P12">Примеры:</text:p>
          <text:p text:style-name="P4"><text:span text:style-name="T6">python download.py </text:span><text:span text:style-name="T35">"</text:span><text:span text:style-name="T3">Какой-то запрос</text:span><text:span text:style-name="T34">"</text:span><text:span text:style-name="T1"> </text:span><text:span text:style-name="T3">1 </text:span><text:span text:style-name="T6">short</text:span></text:p>
          <text:p text:style-name="P30">python download.py list.txt 100</text:p>
          <text:p text:style-name="P30">python download.py query 15 any</text:p>
        </text:list-header>
      </text:list>
      <text:p text:style-name="P29"/>
      <text:p text:style-name="P3"><text:span text:style-name="T13"><text:tab/></text:span><text:span text:style-name="T2">После ввода команды некоторое время будет загружаться </text:span><text:span text:style-name="T20">WebDriver</text:span></text:p>
      <text:list xml:id="list22592360" text:continue-numbering="true" text:style-name="L1">
        <text:list-header>
          <text:p text:style-name="P30"><text:s/></text:p>
          <text:p text:style-name="P28"><draw:frame draw:style-name="fr2" draw:name="Графический объект8" text:anchor-type="as-char" svg:width="14.843cm" svg:height="7.964cm" draw:z-index="2"><draw:image xlink:href="https://i.gyazo.com/96a4a2a20cf0a524a943932105542e7c.png" xlink:type="simple" xlink:show="embed" xlink:actuate="onLoad"/></draw:frame> </text:p>
          <text:p text:style-name="P30"/>
          <text:p text:style-name="P4"><text:span text:style-name="T2">После чего начнётся скачивание аудио и конвертация в частоту </text:span><text:span text:style-name="T7">16kHz</text:span><text:span text:style-name="T2"> и формат </text:span><text:span text:style-name="T3">.</text:span><text:span text:style-name="T6">wav </text:span></text:p>
          <text:p text:style-name="P4"><text:span text:style-name="T2">Терминал будет выдавать информацию об очередной загрузке и процессах обработки.</text:span><text:span text:style-name="T6"> </text:span></text:p>
        </text:list-header>
      </text:list>
      <text:p text:style-name="P1"/>
      <text:list xml:id="list22598340" text:continue-numbering="true" text:style-name="L1">
        <text:list-header>
          <text:p text:style-name="P9">В рабочей папке должны создаться папки <text:span text:style-name="T31">запрос</text:span><text:span text:style-name="T33">_</text:span><text:span text:style-name="T11">videos</text:span><text:span text:style-name="T10"> </text:span><text:span text:style-name="T32">- с готовыми аудио и </text:span><text:span text:style-name="T31">запрос</text:span><text:span text:style-name="T33">_</text:span><text:span text:style-name="T11">mashups</text:span><text:span text:style-name="T10"> – </text:span><text:span text:style-name="T32">мэшапами (только для аудио длиннее 5 минут), и </text:span><text:span text:style-name="T31">запрос</text:span><text:span text:style-name="T33">_</text:span><text:span text:style-name="T11">Data.xlsx - </text:span><text:span text:style-name="T32">таблица </text:span><text:span text:style-name="T10">Excel </text:span><text:span text:style-name="T32">со списком загрузок и длительностью аудио.</text:span></text:p>
        </text:list-header>
      </text:list>
      <text:p text:style-name="P14"/>
      <text:p text:style-name="P1"/>
      <text:p text:style-name="P1"/>
      <text:list xml:id="list22594907" text:continue-numbering="true" text:style-name="L1">
        <text:list-item>
          <text:p text:style-name="P20"><text:soft-page-break/>Работа с загруженными файлами:</text:p>
          <text:p text:style-name="P9"><text:span text:style-name="T32">Созданная табличка </text:span><text:span text:style-name="T10">Excel </text:span><text:span text:style-name="T32">содержит ссылки на страницы, с которых доставались аудио, гиперссылки на загруженные аудио и мэшапы, описания, длительность аудио.</text:span></text:p>
          <text:p text:style-name="P9"><text:span text:style-name="T32">Можно, не заходя в папку с загруженными данными,</text:span><text:span text:style-name="T11"> </text:span><text:span text:style-name="T32">прямо из таблички с помощью нажатия лев.кл.мыши (возможно, с клавишей </text:span><text:span text:style-name="T10">Ctrl) </text:span><text:span text:style-name="T32">открывать соответствующие аудио и мэшапы.</text:span></text:p>
          <text:p text:style-name="P15"><draw:frame draw:style-name="fr2" draw:name="Графический объект9" text:anchor-type="as-char" svg:width="35.904cm" svg:height="17.568cm" draw:z-index="3"><draw:image xlink:href="https://i.gyazo.com/82d78aa8104bfb069dc7d73d9bf483d2.png" xlink:type="simple" xlink:show="embed" xlink:actuate="onLoad"/></draw:frame> </text:p>
        </text:list-item>
      </text:list>
      <text:p text:style-name="P14"><text:tab/>Для быстрого массового удаления неподходящих аудио можно воспользоваться <text:tab/>следущим способом:</text:p>
      <text:p text:style-name="P1"><text:span text:style-name="T32"><text:tab/>В колонке </text:span><text:span text:style-name="T30">Удалить(+)(</text:span><text:span text:style-name="T9">F)</text:span><text:span text:style-name="T32"> напротив соответствующих аудио ставим </text:span><text:span text:style-name="T33">+</text:span></text:p>
      <text:p text:style-name="P19"/>
      <text:p text:style-name="P1"><text:span text:style-name="T32"><text:tab/>Закрываем, сохраняем</text:span><text:span text:style-name="T10"> </text:span><text:span text:style-name="T32">табличку</text:span><text:span text:style-name="T10"> </text:span><text:span text:style-name="T32">(в том же формате</text:span><text:span text:style-name="T33"> .</text:span><text:span text:style-name="T11">xlsx</text:span><text:span text:style-name="T32">!)</text:span></text:p>
      <text:p text:style-name="P1"><text:span text:style-name="T32"><text:tab/>Запускаем скрипт </text:span><text:span text:style-name="T10">clean.py </text:span><text:span text:style-name="T32">(то есть заходим в терминал, в нашу директорию, вводим <text:tab/>команду </text:span><text:span text:style-name="T11">python clean.py</text:span><text:span text:style-name="T10">)</text:span></text:p>
      <text:p text:style-name="P1"><text:span text:style-name="T10"><text:tab/></text:span><text:span text:style-name="T32">Скрипт будет искать соответствующую папку с аудио, удалять выбранные файлы, <text:tab/>заменять плюсики в табличке бу</text:span><text:span text:style-name="T10">дут на DELETED, </text:span><text:span text:style-name="T32">строки - сжимать до <text:tab/>невидимости.</text:span></text:p>
      <text:p text:style-name="P14"><text:soft-page-break/><text:tab/>Такую процедуру можно проделывать несколько раз.</text:p>
      <text:p text:style-name="P14"/>
      <text:p text:style-name="P1"><text:span text:style-name="T32"><text:tab/></text:span><text:span text:style-name="T29">Для полного раскрытия длинного описания, которое может не помещаться в ячейке, применяем на него двойной щелчок.</text:span></text:p>
      <text:p text:style-name="P1"><text:span text:style-name="T29"><text:tab/>На разных компьютерах </text:span><text:span text:style-name="T27">Excel </text:span><text:span text:style-name="T29">может открываться в разных масштабах — для регулировки масштаба: </text:span><text:span text:style-name="T27">Ctrl+</text:span><text:span text:style-name="T29">колесо мыши.</text:span></text:p>
      <text:p text:style-name="P25"><text:tab/>Чтобы посмотреть содержимое сжатой строки — выделяем соседние строки, захватывая её, и выставляем нормальный размер.</text:p>
      <text:p text:style-name="P25"/>
      <text:p text:style-name="P25"/>
      <text:p text:style-name="P25"/>
      <text:list xml:id="list22583827" text:continue-numbering="true" text:style-name="L1">
        <text:list-item>
          <text:p text:style-name="P20">Возможные неполадки и способы их преодоления:</text:p>
          <text:p text:style-name="P15"/>
        </text:list-item>
      </text:list>
      <text:list xml:id="list7253923193794933956" text:style-name="L4">
        <text:list-item>
          <text:p text:style-name="P16">Для прерывания работы скрипта/процесса:</text:p>
          <text:p text:style-name="P11"><text:span text:style-name="T32">обычно помогает сочетание </text:span><text:span text:style-name="T11">Ctrl + C</text:span><text:span text:style-name="T10">, и</text:span><text:span text:style-name="T32">ногда неоднократное. С последствиями (некорректно загруженными файлами и т. п.</text:span><text:span text:style-name="T10">)</text:span><text:span text:style-name="T32"> - разбираемся вручную.</text:span></text:p>
        </text:list-item>
      </text:list>
      <text:list xml:id="list22583468" text:continue-list="list22583827" text:style-name="L1">
        <text:list-header>
          <text:p text:style-name="P15"/>
        </text:list-header>
      </text:list>
      <text:list xml:id="list3459804565470850624" text:style-name="L5">
        <text:list-item>
          <text:p text:style-name="P17">Бывают кратковременные перебои в подключении, если в это время запускается скрипт — то может некорректно запуститься поиск и скачивание не будет происходить — останавливаем скрипт, удаляем созданные пустые папки, запускаем заново. </text:p>
        </text:list-item>
      </text:list>
      <text:list xml:id="list22601748" text:continue-list="list22583468" text:style-name="L1">
        <text:list-header>
          <text:p text:style-name="P15"/>
        </text:list-header>
      </text:list>
      <text:list xml:id="list7122135868236323612" text:style-name="L6">
        <text:list-item>
          <text:p text:style-name="P18">В случае долговременного перебоя скрипт может недозагрузить файлы с очередного аудио, они могут остаться в рабочей папке с непонятным расширением, их удаляем вручную. Табличка вероятно также не будет создана. Возможно, лучше удалить всё загруженное в этом цикле и запустить заново.</text:p>
          <text:p text:style-name="P18"/>
        </text:list-item>
        <text:list-item>
          <text:p text:style-name="P35"><text:span text:style-name="T4">Переполнение памяти — в терминале будет выдана ошибка </text:span><text:span text:style-name="T12">MemoryError. </text:span><text:span text:style-name="T4">Действуем как в пункте выше. Возможно, стоит уменьшить задаваемое количество страниц. Возможно, также стоит освободить систему от параллельно выполняемых задач, если они были.</text:span></text:p>
          <text:p text:style-name="P18"/>
        </text:list-item>
        <text:list-item>
          <text:p text:style-name="P35"><text:span text:style-name="T4">Не исключается появление других ошибок и некорректная работа по другим причинам, в том числе изменение структуры сайта </text:span><text:span text:style-name="T12">youtube, </text:span><text:span text:style-name="T4">устаревание версий библиотек, с помощью которых работает программа, и т.д. — просьба сообщать об этих случаях автору/отв. лицу.</text:span></text:p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OpenSymbol1" svg:font-family="OpenSymbol"/>
    <style:font-face style:name="PT Sans" svg:font-family="'PT Sans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0M10S</meta:editing-duration>
    <meta:editing-cycles>26</meta:editing-cycles>
    <meta:generator>OpenOffice/4.1.3$Win32 OpenOffice.org_project/413m1$Build-9783</meta:generator>
    <dc:date>2021-04-09T02:36:18.65</dc:date>
    <dc:creator>Fenix Talis</dc:creator>
    <meta:document-statistic meta:table-count="0" meta:image-count="4" meta:object-count="0" meta:page-count="5" meta:paragraph-count="68" meta:word-count="883" meta:character-count="6365"/>
    <meta:user-defined meta:name="Info 1"/>
    <meta:user-defined meta:name="Info 2"/>
    <meta:user-defined meta:name="Info 3"/>
    <meta:user-defined meta:name="Info 4"/>
  </office:meta>
</office:document-meta>
</file>